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B000000320491F6E7CE818F7A0.jpg" manifest:media-type="image/jpeg"/>
  <manifest:file-entry manifest:full-path="Pictures/10000000000004220000031AECA4AA3B54894200.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100000500000002D00AF8532BD60B988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_32_019-01-15-10-41-32-1200x800_25_20_28_1_29_"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draw:auto-grow-height="true" fo:min-height="5.1cm"/>
      <style:paragraph-properties style:writing-mode="lr-tb"/>
    </style:style>
    <style:style style:name="pr2" style:family="presentation" style:parent-style-name="Blueprint_20_Plans-subtitle">
      <style:graphic-properties draw:fill="solid" draw:fill-color="#ff4000" fo:min-height="7.708cm"/>
      <style:paragraph-properties style:writing-mode="lr-tb"/>
    </style:style>
    <style:style style:name="pr3" style:family="presentation" style:parent-style-name="Blueprint_20_Plans-outline1">
      <style:graphic-properties draw:fill="gradient" draw:fill-gradient-name="Gradient_20_2" draw:textarea-vertical-align="middle" fo:min-height="7.651cm"/>
      <style:paragraph-properties style:writing-mode="lr-tb"/>
    </style:style>
    <style:style style:name="pr4" style:family="presentation" style:parent-style-name="Blueprint_20_Plans-notes">
      <style:graphic-properties draw:fill-color="#ffffff" draw:auto-grow-height="true" fo:min-height="13.364cm"/>
      <style:paragraph-properties style:writing-mode="lr-tb"/>
    </style:style>
    <style:style style:name="pr5" style:family="presentation" style:parent-style-name="Blueprint_20_Plans-title">
      <style:graphic-properties draw:auto-grow-height="true" fo:min-height="1.576cm"/>
      <style:paragraph-properties style:writing-mode="lr-tb"/>
    </style:style>
    <style:style style:name="pr6" style:family="presentation" style:parent-style-name="Blueprint_20_Plans-title">
      <style:graphic-properties draw:auto-grow-height="true" fo:min-height="1.5cm"/>
      <style:paragraph-properties style:writing-mode="lr-tb"/>
    </style:style>
    <style:style style:name="pr7" style:family="presentation" style:parent-style-name="Blueprint_20_Plans-title">
      <style:graphic-properties draw:auto-grow-height="true" fo:min-height="4.726cm"/>
      <style:paragraph-properties style:writing-mode="lr-tb"/>
    </style:style>
    <style:style style:name="pr8" style:family="presentation" style:parent-style-name="Blueprint_20_Plans-outline1">
      <style:graphic-properties draw:fill="solid" draw:fill-color="#ffffff"/>
      <style:paragraph-properties style:writing-mode="lr-tb"/>
    </style:style>
    <style:style style:name="pr9" style:family="presentation" style:parent-style-name="Blueprint_20_Plans-title" style:list-style-name="L2">
      <style:graphic-properties draw:fill="gradient" draw:fill-color="#729fcf" draw:fill-gradient-name="Gradient_20_5" draw:auto-grow-height="true" fo:min-height="12.75cm"/>
      <style:paragraph-properties style:writing-mode="lr-tb"/>
    </style:style>
    <style:style style:name="pr10" style:family="presentation" style:parent-style-name="Blueprint_20_Plans-title" style:list-style-name="L2">
      <style:graphic-properties draw:fill="gradient" draw:fill-color="#729fcf" draw:fill-gradient-name="Gradient_20_4" draw:auto-grow-height="true" fo:min-height="13.172cm"/>
      <style:paragraph-properties style:writing-mode="lr-tb"/>
    </style:style>
    <style:style style:name="pr11" style:family="presentation" style:parent-style-name="Blueprint_20_Plans-title">
      <style:graphic-properties draw:auto-grow-height="true" fo:min-height="3.6cm"/>
      <style:paragraph-properties style:writing-mode="lr-tb"/>
    </style:style>
    <style:style style:name="pr12" style:family="presentation" style:parent-style-name="Blueprint_20_Plans-title" style:list-style-name="L2">
      <style:graphic-properties draw:fill="gradient" draw:fill-color="#729fcf" draw:fill-gradient-name="Gradient_20_5" draw:auto-grow-height="true" fo:min-height="12.75cm"/>
      <style:paragraph-properties style:writing-mode="lr-tb"/>
    </style:style>
    <style:style style:name="pr13" style:family="presentation" style:parent-style-name="Blueprint_20_Plans-title" style:list-style-name="L2">
      <style:graphic-properties draw:fill="gradient" draw:fill-color="#729fcf" draw:fill-gradient-name="Gradient_20_4" draw:auto-grow-height="true" fo:min-height="13.172cm"/>
      <style:paragraph-properties style:writing-mode="lr-tb"/>
    </style:style>
    <style:style style:name="P1" style:family="paragraph">
      <style:paragraph-properties style:writing-mode="lr-tb"/>
    </style:style>
    <style:style style:name="P2" style:family="paragraph">
      <style:paragraph-properties style:writing-mode="lr-tb"/>
      <style:text-properties fo:color="#ffffff" loext:opacity="100%" loext:color-lum-mod="100%" loext:color-lum-off="0%" fo:font-size="60pt" fo:font-weight="bold" fo:background-color="#ffbf00" style:font-size-asian="60pt" style:font-weight-asian="bold" style:font-size-complex="60pt" style:font-weight-complex="bold"/>
    </style:style>
    <style:style style:name="P3" style:family="paragraph">
      <style:paragraph-properties fo:text-align="start"/>
    </style:style>
    <style:style style:name="P4" style:family="paragraph">
      <loext:graphic-properties draw:fill="solid" draw:fill-color="#ff4000"/>
      <style:paragraph-properties fo:text-align="start" style:writing-mode="lr-tb"/>
      <style:text-properties fo:color="#ffffff" loext:opacity="100%" loext:color-lum-mod="100%" loext:color-lum-off="0%" fo:font-size="28pt" style:font-size-asian="28pt" style:font-size-complex="28pt"/>
    </style:style>
    <style:style style:name="P5" style:family="paragraph">
      <loext:graphic-properties draw:fill="gradient" draw:fill-gradient-name="Gradient_20_2"/>
      <style:paragraph-properties fo:text-align="start" style:writing-mode="lr-tb"/>
      <style:text-properties fo:font-size="24pt"/>
    </style:style>
    <style:style style:name="P6" style:family="paragraph">
      <loext:graphic-properties draw:fill-color="#ffffff"/>
      <style:paragraph-properties style:writing-mode="lr-tb"/>
    </style:style>
    <style:style style:name="P7" style:family="paragraph">
      <style:paragraph-properties style:writing-mode="lr-tb"/>
      <style:text-properties fo:color="#ffffff" loext:opacity="100%" loext:color-lum-mod="100%" loext:color-lum-off="0%" fo:font-size="40pt" fo:font-weight="bold" fo:background-color="#ffbf00" style:font-size-asian="40pt" style:font-weight-asian="bold" style:font-size-complex="40pt" style:font-weight-complex="bold"/>
    </style:style>
    <style:style style:name="P8" style:family="paragraph">
      <style:paragraph-properties fo:margin-left="0cm" fo:margin-right="0cm" fo:margin-top="0.499cm" fo:margin-bottom="0cm" fo:text-align="start" fo:text-indent="0cm"/>
    </style:style>
    <style:style style:name="P9" style:family="paragraph">
      <style:paragraph-properties fo:margin-left="0cm" fo:margin-right="0cm" fo:margin-top="0.499cm" fo:margin-bottom="0cm" fo:text-align="center" fo:text-indent="0cm" style:writing-mode="lr-tb"/>
    </style:style>
    <style:style style:name="P10" style:family="paragraph">
      <loext:graphic-properties draw:fill-color="#ffffff"/>
      <style:paragraph-properties style:writing-mode="lr-tb"/>
      <style:text-properties fo:font-size="20pt"/>
    </style:style>
    <style:style style:name="P11" style:family="paragraph">
      <loext:graphic-properties draw:fill="solid" draw:fill-color="#ffffff"/>
      <style:paragraph-properties style:writing-mode="lr-tb"/>
      <style:text-properties fo:color="#000000" loext:opacity="100%" loext:color-lum-mod="100%" loext:color-lum-off="0%"/>
    </style:style>
    <style:style style:name="P12" style:family="paragraph">
      <style:paragraph-properties fo:margin-left="0cm" fo:margin-right="0cm" fo:margin-top="0.499cm" fo:margin-bottom="0cm" fo:text-indent="0cm"/>
    </style:style>
    <style:style style:name="P13" style:family="paragraph">
      <style:paragraph-properties fo:margin-left="0cm" fo:margin-right="0cm" fo:margin-top="0.499cm" fo:margin-bottom="0cm" fo:text-align="start" fo:text-indent="0cm" style:writing-mode="lr-tb"/>
    </style:style>
    <style:style style:name="P14" style:family="paragraph">
      <loext:graphic-properties draw:fill="gradient" draw:fill-color="#729fcf" draw:fill-gradient-name="Gradient_20_5"/>
      <style:paragraph-properties fo:margin-left="0cm" fo:margin-right="0cm" fo:margin-top="0.499cm" fo:margin-bottom="0cm" fo:text-align="start" fo:text-indent="0cm" style:writing-mode="lr-tb"/>
      <style:text-properties fo:color="#ffffff" loext:opacity="100%" loext:color-lum-mod="100%" loext:color-lum-off="0%" fo:font-size="40pt" fo:font-weight="bold" fo:background-color="#ffbf00" style:font-size-asian="40pt" style:font-weight-asian="bold" style:font-size-complex="40pt" style:font-weight-complex="bold"/>
    </style:style>
    <style:style style:name="P15" style:family="paragraph">
      <loext:graphic-properties draw:fill="gradient" draw:fill-color="#729fcf" draw:fill-gradient-name="Gradient_20_4"/>
      <style:paragraph-properties fo:margin-left="0cm" fo:margin-right="0cm" fo:margin-top="0.499cm" fo:margin-bottom="0cm" fo:text-align="start" fo:text-indent="0cm" style:writing-mode="lr-tb"/>
      <style:text-properties fo:color="#ffffff" loext:opacity="100%" loext:color-lum-mod="100%" loext:color-lum-off="0%" fo:font-size="40pt" fo:font-weight="bold" fo:background-color="#ffbf00" style:font-size-asian="40pt" style:font-weight-asian="bold" style:font-size-complex="40pt" style:font-weight-complex="bold"/>
    </style:style>
    <style:style style:name="T1" style:family="text">
      <style:text-properties fo:color="#ffffff" loext:opacity="100%" fo:font-size="60pt" fo:font-weight="bold" fo:background-color="#ffbf00" style:font-size-asian="60pt" style:font-weight-asian="bold" style:font-size-complex="60pt" style:font-weight-complex="bold"/>
    </style:style>
    <style:style style:name="T2" style:family="text">
      <style:text-properties fo:color="#000000" loext:opacity="100%"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color="#ffffff" loext:opacity="100%" fo:font-size="28pt" style:font-size-asian="28pt" style:font-size-complex="28pt"/>
    </style:style>
    <style:style style:name="T4" style:family="text">
      <style:text-properties fo:font-size="24pt"/>
    </style:style>
    <style:style style:name="T5" style:family="text">
      <style:text-properties fo:color="#ffffff" loext:opacity="100%" fo:font-size="40pt" fo:font-weight="bold" fo:background-color="#ffbf00" style:font-size-asian="40pt" style:font-weight-asian="bold" style:font-size-complex="40pt" style:font-weight-complex="bold"/>
    </style:style>
    <style:style style:name="T6" style:family="text">
      <style:text-properties fo:color="#ffffff" loext:opacity="100%" fo:font-size="36pt" fo:font-weight="bold" fo:background-color="#ffbf00" style:font-size-asian="40pt" style:font-weight-asian="bold" style:font-size-complex="40pt" style:font-weight-complex="bold"/>
    </style:style>
    <style:style style:name="T7" style:family="text">
      <style:text-properties fo:color="#ffffff" loext:opacity="100%" fo:font-size="24pt" fo:font-weight="bold" fo:background-color="#ffbf00" style:font-size-asian="40pt" style:font-weight-asian="bold" style:font-size-complex="40pt" style:font-weight-complex="bold"/>
    </style:style>
    <style:style style:name="T8" style:family="text">
      <style:text-properties fo:color="#ff0000" loext:opacity="100%" fo:font-size="40pt" fo:font-weight="bold" fo:background-color="#ffbf00" style:font-size-asian="40pt" style:font-weight-asian="bold" style:font-size-complex="40pt" style:font-weight-complex="bold"/>
    </style:style>
    <style:style style:name="T9" style:family="text">
      <style:text-properties fo:color="#000000" loext:opacity="100%"/>
    </style:style>
    <style:style style:name="T10" style:family="text">
      <style:text-properties fo:color="#ffffff" loext:opacity="100%" fo:font-size="24pt" fo:font-weight="bold" fo:background-color="#ff8000"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2" draw:layer="layout" svg:width="28cm" svg:height="5.1cm" svg:x="0cm" svg:y="1.9cm" presentation:class="title" presentation:user-transformed="true">
          <draw:text-box>
            <text:p text:style-name="P1"><text:span text:style-name="T1">Kütüphane Yönetim Otomasyonu</text:span></text:p>
          </draw:text-box>
        </draw:frame>
        <draw:frame presentation:style-name="pr2" draw:text-style-name="P4" draw:layer="layout" svg:width="15.099cm" svg:height="7.708cm" svg:x="0.401cm" svg:y="7.746cm" presentation:class="subtitle" presentation:user-transformed="true">
          <draw:text-box>
            <text:p text:style-name="P3"><text:span text:style-name="T2">Kullanılan Teknolojiler:</text:span></text:p>
            <text:p text:style-name="P3"><text:span text:style-name="T3">C# , SQL</text:span></text:p>
            <text:p text:style-name="P3"><text:span text:style-name="T3">.Net Framework 4.7.2</text:span></text:p>
            <text:p text:style-name="P3"><text:span text:style-name="T3">Ado.Net</text:span></text:p>
            <text:p text:style-name="P3"><text:span text:style-name="T3">Visual Studio 2022 </text:span></text:p>
            <text:p text:style-name="P3"><text:span text:style-name="T3">SQL Server Management v18.2.1</text:span></text:p>
            <text:p text:style-name="P3"><text:span text:style-name="T3">Windows</text:span></text:p>
          </draw:text-box>
        </draw:frame>
        <draw:frame presentation:style-name="pr3" draw:text-style-name="P5" draw:layer="layout" svg:width="12.5cm" svg:height="5cm" svg:x="15.5cm" svg:y="9cm" presentation:class="outline" presentation:user-transformed="true">
          <draw:text-box>
            <text:list text:style-name="L2">
              <text:list-header>
                <text:p text:style-name="P3"><text:span text:style-name="T4">Mert Tutunmaz</text:span></text:p>
                <text:p text:style-name="P3"><text:span text:style-name="T4">Devrim Mehmet Pattabanoğlu</text:span></text:p>
                <text:p text:style-name="P3"><text:span text:style-name="T4">Erhan Topçu</text:span></text:p>
              </text:list-header>
            </text:list>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1T0">
        <office:forms form:automatic-focus="false" form:apply-design-mode="false"/>
        <draw:frame presentation:style-name="pr5" draw:text-style-name="P7" draw:layer="layout" svg:width="28cm" svg:height="1.576cm" svg:x="0cm" svg:y="2.662cm" presentation:class="title" presentation:user-transformed="true">
          <draw:text-box>
            <text:p text:style-name="P1"><text:span text:style-name="T5">Kütüphane Yönetim Otomasyonu</text:span></text:p>
          </draw:text-box>
        </draw:frame>
        <draw:frame presentation:style-name="pr3" draw:text-style-name="P5" draw:layer="layout" svg:width="28cm" svg:height="7.5cm" svg:x="0cm" svg:y="7.5cm" presentation:class="outline" presentation:user-transformed="true">
          <draw:text-box>
            <text:list text:style-name="L2">
              <text:list-header>
                <text:p text:style-name="P3"><text:span text:style-name="T4">Basit seviyede giriş ekranına sahip, sisteme kayıt edilebilen kullanıcı sayfası ve sonrasında sisteme kayıtlı öğrencilere “Verilen Kitaplar” veya “Geri Gelen Kitaplar” sayfasından güncelleme işlemi yapabilir bu sayede tüm kitapların kontrolünü sağlayabilirsiniz..</text:span></text:p>
              </text:list-header>
              <text:list-item>
                <text:p text:style-name="P3"><text:span text:style-name="T4">Bunların yanında ek olarak proje içerisinde istatistiklerin tutulduğu bir sayfa ve son olarak klasik bir “Hakkında” sayfası mevcuttur.</text:span></text:p>
              </text:list-item>
            </text:list>
          </draw:text-box>
        </draw:frame>
        <draw:frame presentation:style-name="pr5" draw:text-style-name="P7" draw:layer="layout" svg:width="28cm" svg:height="1.576cm" svg:x="0cm" svg:y="6cm" presentation:class="title" presentation:user-transformed="true">
          <draw:text-box>
            <text:p text:style-name="P1"><text:span text:style-name="T5">Yazılım Tasarımı</text:span></text:p>
          </draw:text-box>
        </draw:frame>
        <presentation:notes draw:style-name="dp2">
          <draw:page-thumbnail draw:style-name="gr1"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1T0">
        <office:forms form:automatic-focus="false" form:apply-design-mode="false"/>
        <draw:frame presentation:style-name="pr5" draw:text-style-name="P7" draw:layer="layout" svg:width="28cm" svg:height="1.576cm" svg:x="0cm" svg:y="0cm" presentation:class="title" presentation:user-transformed="true">
          <draw:text-box>
            <text:p text:style-name="P1"><text:span text:style-name="T6">Kütüphane</text:span><text:span text:style-name="T5"> Yönetim Otomasyonu</text:span></text:p>
          </draw:text-box>
        </draw:frame>
        <draw:frame presentation:style-name="pr3" draw:text-style-name="P5" draw:layer="layout" svg:width="28cm" svg:height="12.562cm" svg:x="0cm" svg:y="2.938cm" presentation:class="outline" presentation:user-transformed="true">
          <draw:text-box>
            <text:list text:style-name="L2">
              <text:list-header>
                <text:p text:style-name="P8"><text:span text:style-name="T4">1- Şifreli Yönetici Paneli: Yeni kayıt, kayıt düzenleme silme vb. kısaca tüm işlemler için yönetici kullanıcı adı ve parolasına ihtiyaç vardır.</text:span></text:p>
                <text:p text:style-name="P8"><text:span text:style-name="T4"><text:line-break/></text:span><text:span text:style-name="T4">2- Yeni Kişi / Öğrenci Kayıt Sayfası : Bir kitabı emanet olarak vermeden önce, kitabın verileceği kişiye sisteme kayıt etmelisiniz. </text:span><text:span text:style-name="T4"><text:line-break/></text:span><text:span text:style-name="T4">Kişinin sisteme kaydını tamamladıktan sonra mevcut ve uygun kitapları bu kişiye verebilirsiniz. </text:span><text:span text:style-name="T4"><text:line-break/></text:span><text:span text:style-name="T4">Yeni kişi kayıt ederken, o kişinin : TC No, İsim, Soyisim, Telefon Numarası, Email Adresi, Kayıt Olduğu Tarih ve Adres bilgilerini tutabilirsiniz. </text:span><text:span text:style-name="T4"><text:line-break/></text:span><text:span text:style-name="T4">Bu bilgiler sayesinde ileride bir sorun oluştuğu taktirde kişiye kolay bir şekilde erişim sağlanabilmektedir.. </text:span><text:span text:style-name="T4"><text:line-break/></text:span><text:span text:style-name="T4">Daha sonra bir değişiklik yapmak istediğiniz de o kişi/öğrenciyi listeden seçip “Güncelle” butonuna basmanız yeterlidir. </text:span><text:span text:style-name="T4"><text:line-break/></text:span><text:span text:style-name="T4">Ek olarak sisteme kayıt ettiğiniz tüm öğrenci veya kişilerin yedeğini alabilir veya tüm listeyi yazdırabilirsiniz. </text:span><text:span text:style-name="T4"><text:line-break/></text:span><text:span text:style-name="T4"> </text:span><text:span text:style-name="T4"><text:line-break/></text:span><text:span text:style-name="T4">3- Yeni Kitap Sayfası: Sistem üzerinden bir öğrenci veya kişiye kitap emanet etmeden önce, emanet edilecek kitabın bu sayfa kayıt altına alınması gerekmektedir… </text:span><text:span text:style-name="T4"><text:line-break/></text:span><text:span text:style-name="T4">Kütüphaneye yeni bir kitap eklerken o kitabın: Adı, Yazar, Yayın Evi, Basım Tarihi, Kitabın Türü ve Kitabın Raf numarasını detaylı şekilde sisteme girebilirsiniz. </text:span><text:span text:style-name="T4"><text:line-break/></text:span><text:span text:style-name="T4">Daha sonra bir değişiklik yapmak istediğiniz de o kitabı listeden seçip “Güncelle” butonuna basmanız yeterlidir. Ek olarak sisteme kayıt ettiğiniz tüm kitapların yedeğini alabilir veya tüm listeyi yazdırabilirsiniz. </text:span><text:span text:style-name="T4"><text:line-break/></text:span><text:span text:style-name="T4"> </text:span><text:span text:style-name="T4"><text:line-break/></text:span><text:span text:style-name="T4">4- Emanet Verilen Kitaplar Sayfası: Sisteme kayıtlı öğrenci veya kişiler üzerinden işlem yapılmaktadır. </text:span><text:span text:style-name="T4"><text:line-break/></text:span><text:span text:style-name="T4">Kişinin kaydı sisteme girildiyse daha sonra bu sayfa üzerinden emanet kitap verebilirsiniz. </text:span><text:span text:style-name="T4"><text:line-break/></text:span><text:span text:style-name="T4">Tabi ki diğer önemli bir husus, öğrenciye emanet kitap verilirken, verilen o kitabında daha önce “Yeni Kitap Kayıt” sayfasından eklenmesi lazım. </text:span><text:span text:style-name="T4"><text:line-break/></text:span><text:span text:style-name="T4">Yani hem tüm kitaplar hemde tüm öğrenci listesi daha önceden sisteme girilmelidir. </text:span><text:span text:style-name="T4"><text:line-break/></text:span><text:span text:style-name="T4"> </text:span><text:span text:style-name="T4"><text:line-break/></text:span><text:span text:style-name="T4">5- Geri <text:s/>Verilen (İade Edilen) Kitaplar Sayfası: <text:s/>Emanet verilen kitaplar size tekrar geri getirildiği zaman bu sayfa üzerinden “Kitap Teslim Alındı” işlemini gerçekleştirebilirsiniz. </text:span><text:span text:style-name="T4"><text:line-break/></text:span><text:span text:style-name="T4">Yanlış bir kayıt veya işlem yaptığınız da “Güncelle” Butonuna basarak dilediğiniz değişikliği yapabilirsiniz. </text:span><text:span text:style-name="T4"><text:line-break/></text:span><text:span text:style-name="T4"> </text:span><text:span text:style-name="T4"><text:line-break/></text:span><text:span text:style-name="T4">6- Ayarlar: Login sayfasında (şifreli giriş ekranında) sizlerden istenilen kullanıcı adı, parola ve şifre hatırlatıcı gibi özellikleri “Ayarlar” sayfasından değiştirebilirsiniz. </text:span><text:span text:style-name="T4"><text:line-break/></text:span><text:span text:style-name="T4"> </text:span><text:span text:style-name="T4"><text:line-break/></text:span><text:span text:style-name="T4">7- Hakkında : Bu sayfada program hakkında version bilgisi veya benzer özellikleri görebilirsiniz. </text:span><text:span text:style-name="T4"><text:line-break/></text:span><text:span text:style-name="T4"> </text:span><text:span text:style-name="T4"><text:line-break/></text:span><text:span text:style-name="T4">8- Kişileri Yazdırma ve Yedekleme: Programa kayıt edilen tüm kişileri, kitapları, etkinlikleri isterseniz toplu olarak isterseniz de tek tek yazıcıdan çıktı alarak yazdırabilirsiniz Bunun yanında gene aynı şekilde tüm listeyi ister PDF olarak ister WORD isterseniz HTML veya benzer formatlarda bilgisayarınıza yedekleyebilirsiniz…</text:span></text:p>
              </text:list-header>
            </text:list>
          </draw:text-box>
        </draw:frame>
        <draw:frame presentation:style-name="pr6" draw:text-style-name="P7" draw:layer="layout" svg:width="28cm" svg:height="1.5cm" svg:x="0cm" svg:y="1.438cm" presentation:class="title" presentation:user-transformed="true">
          <draw:text-box>
            <text:list text:style-name="L2">
              <text:list-header>
                <text:p text:style-name="P9"><text:span text:style-name="T7">Özellikler ve Detaylar</text:span></text:p>
              </text:list-header>
            </text:list>
          </draw:text-box>
        </draw:frame>
        <presentation:notes draw:style-name="dp2">
          <draw:page-thumbnail draw:style-name="gr1" draw:layer="layout" svg:width="19.798cm" svg:height="11.136cm" svg:x="0.6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3">
        <office:forms form:automatic-focus="false" form:apply-design-mode="false"/>
        <draw:frame presentation:style-name="pr7" draw:text-style-name="P7" draw:layer="layout" svg:width="25.199cm" svg:height="4.726cm" svg:x="1.4cm" svg:y="1.687cm" presentation:class="title" presentation:user-transformed="true">
          <draw:text-box>
            <text:p text:style-name="P1"><text:span text:style-name="T5">Kütüphane Yönetim Otomasyonu</text:span><text:span text:style-name="T5"><text:line-break/></text:span><text:span text:style-name="T5"><text:line-break/></text:span><text:span text:style-name="T8">İLERDE DÜZENLENECEK</text:span></text:p>
          </draw:text-box>
        </draw:frame>
        <draw:frame presentation:style-name="pr8" draw:text-style-name="P11" draw:layer="layout" svg:width="8.297cm" svg:height="7.65cm" svg:x="0.203cm" svg:y="7.85cm" presentation:class="outline" presentation:user-transformed="true">
          <draw:text-box>
            <text:list text:style-name="L2">
              <text:list-header>
                <text:p><text:span text:style-name="T9">2- Problemin Çözümü / Çözüm Tasar</text:span><text:span text:style-name="T9"><text:tab/></text:span><text:span text:style-name="T9">m</text:span><text:span text:style-name="T9"><text:tab/></text:span></text:p>
              </text:list-header>
              <text:list-item>
                <text:p><text:span text:style-name="T9">Çözümde kullanlacak yaklamlara yer verilecektir.</text:span></text:p>
              </text:list-item>
              <text:list-item>
                <text:p><text:span text:style-name="T9">2.1- Son Kullan</text:span><text:span text:style-name="T9"><text:tab/></text:span><text:span text:style-name="T9">c</text:span><text:span text:style-name="T9"><text:tab/></text:span><text:span text:style-name="T9">ya (Arabirime ) Yönelik Tasar</text:span><text:span text:style-name="T9"><text:tab/></text:span><text:span text:style-name="T9">m</text:span></text:p>
              </text:list-item>
              <text:list-item>
                <text:p><text:span text:style-name="T9">a) Kullancdan ne tür aktiviteler istenip ve ne tür bilgiler iletilecektir. Açklamalar...</text:span></text:p>
              </text:list-item>
              <text:list-item>
                <text:p><text:span text:style-name="T9">b) Kullanc ile iletiim için nasl bir arabirim oluturulacaktr? Açklamalar...</text:span></text:p>
              </text:list-item>
              <text:list-item>
                <text:p><text:span text:style-name="T9">2.2- Programlamaya Yönelik Tasar</text:span><text:span text:style-name="T9"><text:tab/></text:span><text:span text:style-name="T9">m</text:span></text:p>
              </text:list-item>
              <text:list-item>
                <text:p><text:span text:style-name="T9">2.2.1- Sistem Çizelgesi Programn veriyi nereden/nasl ald ve sonuçlar</text:span></text:p>
              </text:list-item>
              <text:list-item>
                <text:p><text:span text:style-name="T9">kullancya nasl aktarlaca yöntemler üzerinde durulacaktr.</text:span></text:p>
              </text:list-item>
              <text:list-item>
                <text:p><text:span text:style-name="T9">2.2.2- Algoritmik Yap</text:span><text:span text:style-name="T9"><text:tab/></text:span></text:p>
              </text:list-item>
              <text:list-item>
                <text:p><text:span text:style-name="T9">Girdi Bilgileri</text:span></text:p>
              </text:list-item>
              <text:list-item>
                <text:p><text:span text:style-name="T9">Girdi Birimleri</text:span></text:p>
              </text:list-item>
              <text:list-item>
                <text:p><text:span text:style-name="T9">Program</text:span></text:p>
              </text:list-item>
              <text:list-item>
                <text:p><text:span text:style-name="T9">“</text:span><text:span text:style-name="T9">Örnek.Pas”</text:span></text:p>
              </text:list-item>
              <text:list-item>
                <text:p><text:span text:style-name="T9">Ç</text:span><text:span text:style-name="T9"><text:tab/></text:span><text:span text:style-name="T9">kt</text:span><text:span text:style-name="T9"><text:tab/></text:span><text:span text:style-name="T9"> Bilgileri</text:span></text:p>
              </text:list-item>
              <text:list-item>
                <text:p><text:span text:style-name="T9">Ç</text:span><text:span text:style-name="T9"><text:tab/></text:span><text:span text:style-name="T9">kt</text:span><text:span text:style-name="T9"><text:tab/></text:span><text:span text:style-name="T9"> Birimleri</text:span></text:p>
              </text:list-item>
              <text:list-item>
                <text:p><text:span text:style-name="T9">Çözümde kullanlan algoritmik yaklam ilem admlar olarak</text:span></text:p>
              </text:list-item>
              <text:list-item>
                <text:p><text:span text:style-name="T9">verilecektir. Gerek duyulursa ak emalar da kullanlabilir.</text:span></text:p>
              </text:list-item>
              <text:list-item>
                <text:p><text:span text:style-name="T9"/></text:p>
              </text:list-item>
              <text:list-item>
                <text:p><text:span text:style-name="T9"/></text:p>
              </text:list-item>
            </text:list>
          </draw:text-box>
        </draw:frame>
        <draw:frame presentation:style-name="pr6" draw:text-style-name="P7" draw:layer="layout" svg:width="28cm" svg:height="1.5cm" svg:x="0cm" svg:y="3.438cm" presentation:class="title" presentation:user-transformed="true">
          <draw:text-box>
            <text:list text:style-name="L2">
              <text:list-header>
                <text:p text:style-name="P9"><text:span text:style-name="T7">Özellikler ve Detaylar</text:span></text:p>
              </text:list-header>
            </text:list>
          </draw:text-box>
        </draw:frame>
        <draw:frame presentation:style-name="pr8" draw:text-style-name="P11" draw:layer="layout" svg:width="10.797cm" svg:height="7.65cm" svg:x="17cm" svg:y="7.85cm" presentation:class="outline" presentation:user-transformed="true">
          <draw:text-box>
            <text:list text:style-name="L2">
              <text:list-item>
                <text:p text:style-name="P12"><text:span text:style-name="T9">3- Sonuçlar</text:span><text:span text:style-name="T9"><text:tab/></text:span><text:span text:style-name="T9">n Test Edilmesi</text:span></text:p>
              </text:list-item>
              <text:list-item>
                <text:p text:style-name="P12"><text:span text:style-name="T9">Oluturulan programn çaltrlmas esnasnda ya da derlenmesi</text:span></text:p>
              </text:list-item>
              <text:list-item>
                <text:p text:style-name="P12"><text:span text:style-name="T9">sonucunda ortaya çkan durumlar bu kesimde açklanacaktr.</text:span></text:p>
              </text:list-item>
              <text:list-item>
                <text:p text:style-name="P12"><text:span text:style-name="T9">3.1- Hatalar ve Eksiklikler</text:span></text:p>
              </text:list-item>
              <text:list-item>
                <text:p text:style-name="P12"><text:span text:style-name="T9">Programn gerçekletiriminde ele alnmam, gözden kaçm noktalara</text:span></text:p>
              </text:list-item>
              <text:list-item>
                <text:p text:style-name="P12"><text:span text:style-name="T9">deinilecektir. Kullanc ile program deerlendirecek birimler , programn çalmas</text:span></text:p>
              </text:list-item>
              <text:list-item>
                <text:p text:style-name="P12"><text:span text:style-name="T9">esnasnda olas hatalardan (bug) haberdar edilemelidir.</text:span></text:p>
              </text:list-item>
              <text:list-item>
                <text:p text:style-name="P12"><text:span text:style-name="T9">3.2- Amaca Ne Kadar Hizmet Edebildi%i</text:span></text:p>
              </text:list-item>
              <text:list-item>
                <text:p text:style-name="P12"><text:span text:style-name="T9">Yazlmn Tasarm aamasnda belirtilen “programn amac”na ne</text:span></text:p>
              </text:list-item>
              <text:list-item>
                <text:p text:style-name="P12"><text:span text:style-name="T9">kadar ulald? Bir ider ifade ile; tasarlanan algoritmann etkinlik ve verimlilii</text:span></text:p>
              </text:list-item>
              <text:list-item>
                <text:p text:style-name="P12"><text:span text:style-name="T9">deerlendirilecektir.</text:span></text:p>
              </text:list-item>
              <text:list-item>
                <text:p text:style-name="P12"><text:span text:style-name="T9">3.3- Sonuç/Yorum ve Öneriler.</text:span></text:p>
              </text:list-item>
              <text:list-item>
                <text:p text:style-name="P12"><text:span text:style-name="T9">Kullancya ya da program deerlendirecek birimlere iletilmek üzere;</text:span></text:p>
              </text:list-item>
              <text:list-item>
                <text:p text:style-name="P12"><text:span text:style-name="T9">programcnn (bir eletirmen olarak) elde ettii sonuçlar ve program hakkndaki kiisel</text:span></text:p>
              </text:list-item>
              <text:list-item>
                <text:p text:style-name="P12"><text:span text:style-name="T9">görülerine yer verilecektir. Programc, yine bir eletirici yaklamla, program ya da</text:span></text:p>
              </text:list-item>
              <text:list-item>
                <text:p text:style-name="P12"><text:span text:style-name="T9">programlama süreci hakkndaki olas önerilerini burada belirteceklerdir. </text:span></text:p>
              </text:list-item>
            </text:list>
          </draw:text-box>
        </draw:frame>
        <draw:frame presentation:style-name="pr8" draw:text-style-name="P11" draw:layer="layout" svg:width="7.797cm" svg:height="7.65cm" svg:x="9cm" svg:y="7.9cm" presentation:class="outline" presentation:user-transformed="true">
          <draw:text-box>
            <text:list text:style-name="L2">
              <text:list-item>
                <text:p text:style-name="P12"><text:span text:style-name="T9">2.2.3- Kullan</text:span><text:span text:style-name="T9"><text:tab/></text:span><text:span text:style-name="T9">c</text:span><text:span text:style-name="T9"><text:tab/></text:span><text:span text:style-name="T9"> Tan</text:span><text:span text:style-name="T9"><text:tab/></text:span><text:span text:style-name="T9">ml</text:span><text:span text:style-name="T9"><text:tab/></text:span><text:span text:style-name="T9"> AltYordam ve AltFonksiyonlar</text:span></text:p>
              </text:list-item>
              <text:list-item>
                <text:p text:style-name="P12"><text:span text:style-name="T9">Program içerisinde oluturulan ve kullanlan AltYordam ve</text:span></text:p>
              </text:list-item>
              <text:list-item>
                <text:p text:style-name="P12"><text:span text:style-name="T9">AltFonksiyonlar adlar ve aada belirtilen özellikleri ile açklanacaktr.</text:span></text:p>
              </text:list-item>
              <text:list-item>
                <text:p text:style-name="P12"><text:span text:style-name="T9">• </text:span><text:span text:style-name="T9">levi</text:span></text:p>
              </text:list-item>
              <text:list-item>
                <text:p text:style-name="P12"><text:span text:style-name="T9">• </text:span><text:span text:style-name="T9">Gönderdi%i ve Dönderdi%i Parametreler</text:span></text:p>
              </text:list-item>
              <text:list-item>
                <text:p text:style-name="P12"><text:span text:style-name="T9">• </text:span><text:span text:style-name="T9">Hangi Yordamdan Ça%r</text:span><text:span text:style-name="T9"><text:tab/></text:span><text:span text:style-name="T9">ld</text:span><text:span text:style-name="T9"><text:tab/></text:span><text:span text:style-name="T9">%</text:span><text:span text:style-name="T9"><text:tab/></text:span></text:p>
              </text:list-item>
              <text:list-item>
                <text:p text:style-name="P12"><text:span text:style-name="T9">• </text:span><text:span text:style-name="T9">Hangi Yordamlar</text:span><text:span text:style-name="T9"><text:tab/></text:span><text:span text:style-name="T9"> Ça%</text:span><text:span text:style-name="T9"><text:tab/></text:span><text:span text:style-name="T9">rd</text:span><text:span text:style-name="T9"><text:tab/></text:span><text:span text:style-name="T9">%</text:span><text:span text:style-name="T9"><text:tab/></text:span></text:p>
              </text:list-item>
            </text:list>
          </draw:text-box>
        </draw:frame>
        <presentation:notes draw:style-name="dp2">
          <draw:page-thumbnail draw:style-name="gr1" draw:layer="layout" svg:width="19.798cm" svg:height="11.136cm" svg:x="0.6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Blueprint_20_Plans" presentation:presentation-page-layout-name="AL2T3">
        <office:forms form:automatic-focus="false" form:apply-design-mode="false"/>
        <draw:frame presentation:style-name="pr5" draw:text-style-name="P7" draw:layer="layout" svg:width="28cm" svg:height="1.576cm" svg:x="0cm" svg:y="-0.038cm" presentation:class="title" presentation:user-transformed="true">
          <draw:text-box>
            <text:p text:style-name="P1"><text:span text:style-name="T5">Kütüphane Yönetim Otomasyonu</text:span></text:p>
          </draw:text-box>
        </draw:frame>
        <draw:frame presentation:style-name="pr9" draw:text-style-name="P14" draw:layer="layout" svg:width="14cm" svg:height="12.75cm" svg:x="14cm" svg:y="3cm" presentation:class="title" presentation:user-transformed="true">
          <draw:text-box>
            <text:list text:style-name="L2">
              <text:list-header>
                <text:p text:style-name="P13"><text:span text:style-name="T10">1-Üye Login</text:span><text:span text:style-name="T7"><text:line-break/></text:span><text:span text:style-name="T7">2-</text:span><text:span text:style-name="T10">Kullanıcı Profil Sayfası</text:span><text:span text:style-name="T10"><text:line-break/></text:span><text:span text:style-name="T10">3-Geçmiş İşlemlerim</text:span><text:span text:style-name="T10"><text:line-break/></text:span><text:span text:style-name="T10">4-Yaklaşan İşlemlerim</text:span><text:span text:style-name="T10"><text:line-break/></text:span><text:span text:style-name="T10">5-Talep Sayfası</text:span><text:span text:style-name="T10"><text:line-break/></text:span><text:span text:style-name="T10">6-Hakkımızda Sayfası</text:span><text:span text:style-name="T10"><text:line-break/></text:span><text:span text:style-name="T10">7-Kitap İncele Sayfası</text:span><text:span text:style-name="T10"><text:tab/></text:span><text:span text:style-name="T10"><text:line-break/></text:span><text:span text:style-name="T10">8-İstatistikler - Kullanıcı</text:span><text:span text:style-name="T10"><text:line-break/></text:span><text:span text:style-name="T10">9-</text:span><text:span text:style-name="T10"><text:line-break/></text:span><text:span text:style-name="T10">10-</text:span><text:span text:style-name="T10"><text:line-break/></text:span><text:span text:style-name="T10">11-</text:span><text:span text:style-name="T10"><text:line-break/></text:span><text:span text:style-name="T10">12</text:span></text:p>
              </text:list-header>
            </text:list>
          </draw:text-box>
        </draw:frame>
        <draw:frame presentation:style-name="pr10" draw:text-style-name="P15" draw:layer="layout" svg:width="14cm" svg:height="13.172cm" svg:x="0cm" svg:y="2.578cm" presentation:class="title" presentation:user-transformed="true">
          <draw:text-box>
            <text:list text:style-name="L2">
              <text:list-header>
                <text:p text:style-name="P13"><text:span text:style-name="T10">1-Yönetici Login</text:span><text:span text:style-name="T7"><text:line-break/></text:span><text:span text:style-name="T7">2-Ana Menü</text:span><text:span text:style-name="T7"><text:line-break/></text:span><text:span text:style-name="T7">3-Üye İşlemleri</text:span><text:span text:style-name="T7"><text:line-break/></text:span><text:span text:style-name="T7">4-Kitap İşlemleri</text:span><text:span text:style-name="T7"><text:line-break/></text:span><text:span text:style-name="T7">5-Personel İşlemleri</text:span><text:span text:style-name="T7"><text:line-break/></text:span><text:span text:style-name="T7">6-Emanet İşlemleri</text:span><text:span text:style-name="T7"><text:line-break/></text:span><text:span text:style-name="T7">7-Talepler-Yorumlar</text:span><text:span text:style-name="T7"><text:line-break/></text:span><text:span text:style-name="T7">8-Hakkımızda Sayfası</text:span><text:span text:style-name="T7"><text:line-break/></text:span><text:span text:style-name="T7">9-İstatistikler GENEL</text:span><text:span text:style-name="T7"><text:line-break/></text:span><text:span text:style-name="T7">10-Kategoriler Sayfası</text:span><text:span text:style-name="T7"><text:line-break/></text:span><text:span text:style-name="T7">11-</text:span><text:span text:style-name="T7"><text:line-break/></text:span><text:span text:style-name="T7">12-</text:span></text:p>
              </text:list-header>
            </text:list>
          </draw:text-box>
        </draw:frame>
        <draw:frame presentation:style-name="pr11" draw:text-style-name="P7" draw:layer="layout" svg:width="25.199cm" svg:height="3.6cm" svg:x="-0.699cm" svg:y="0.4cm" presentation:class="title" presentation:user-transformed="true">
          <draw:text-box>
            <text:p text:style-name="P1"><text:span text:style-name="T8">EKSİK VEYA EKLENECEK ŞEYLER DÜŞÜNÜN</text:span></text:p>
          </draw:text-box>
        </draw:frame>
        <presentation:notes draw:style-name="dp2">
          <draw:page-thumbnail draw:style-name="gr1" draw:layer="layout" svg:width="19.798cm" svg:height="11.136cm" svg:x="0.6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Blueprint_20_Plans" presentation:presentation-page-layout-name="AL2T3">
        <office:forms form:automatic-focus="false" form:apply-design-mode="false"/>
        <draw:frame presentation:style-name="pr5" draw:text-style-name="P7" draw:layer="layout" svg:width="28cm" svg:height="1.576cm" svg:x="0cm" svg:y="-0.038cm" presentation:class="title" presentation:user-transformed="true">
          <draw:text-box>
            <text:p text:style-name="P1"><text:span text:style-name="T5">Veri Tabanı</text:span></text:p>
          </draw:text-box>
        </draw:frame>
        <draw:frame presentation:style-name="pr12" draw:text-style-name="P14" draw:layer="layout" svg:width="14cm" svg:height="12.75cm" svg:x="14cm" svg:y="3cm" presentation:class="title" presentation:user-transformed="true">
          <draw:text-box>
            <text:list text:style-name="L2">
              <text:list-header>
                <text:p text:style-name="P13"><text:span text:style-name="T10">1-Üye Login</text:span><text:span text:style-name="T7"><text:line-break/></text:span><text:span text:style-name="T7">2-</text:span><text:span text:style-name="T10">Kullanıcı Profil Sayfası</text:span><text:span text:style-name="T10"><text:line-break/></text:span><text:span text:style-name="T10">3-Geçmiş İşlemlerim</text:span><text:span text:style-name="T10"><text:line-break/></text:span><text:span text:style-name="T10">4-Yaklaşan İşlemlerim</text:span><text:span text:style-name="T10"><text:line-break/></text:span><text:span text:style-name="T10">5-Talep Sayfası</text:span><text:span text:style-name="T10"><text:line-break/></text:span><text:span text:style-name="T10">6-Hakkımızda Sayfası</text:span><text:span text:style-name="T10"><text:line-break/></text:span><text:span text:style-name="T10">7-Kitap İncele Sayfası</text:span><text:span text:style-name="T10"><text:tab/></text:span><text:span text:style-name="T10"><text:line-break/></text:span><text:span text:style-name="T10">8-İstatistikler - Kullanıcı</text:span><text:span text:style-name="T10"><text:line-break/></text:span><text:span text:style-name="T10">9-</text:span><text:span text:style-name="T10"><text:line-break/></text:span><text:span text:style-name="T10">10-</text:span><text:span text:style-name="T10"><text:line-break/></text:span><text:span text:style-name="T10">11-</text:span><text:span text:style-name="T10"><text:line-break/></text:span><text:span text:style-name="T10">12</text:span></text:p>
              </text:list-header>
            </text:list>
          </draw:text-box>
        </draw:frame>
        <draw:frame presentation:style-name="pr13" draw:text-style-name="P15" draw:layer="layout" svg:width="14cm" svg:height="13.172cm" svg:x="0cm" svg:y="2.578cm" presentation:class="title" presentation:user-transformed="true">
          <draw:text-box>
            <text:list text:style-name="L2">
              <text:list-header>
                <text:p text:style-name="P13"><text:span text:style-name="T10">1-Yönetici Login</text:span><text:span text:style-name="T7"><text:line-break/></text:span><text:span text:style-name="T7">2-Ana Menü</text:span><text:span text:style-name="T7"><text:line-break/></text:span><text:span text:style-name="T7">3-Üye İşlemleri</text:span><text:span text:style-name="T7"><text:line-break/></text:span><text:span text:style-name="T7">4-Kitap İşlemleri</text:span><text:span text:style-name="T7"><text:line-break/></text:span><text:span text:style-name="T7">5-Personel İşlemleri</text:span><text:span text:style-name="T7"><text:line-break/></text:span><text:span text:style-name="T7">6-Emanet İşlemleri</text:span><text:span text:style-name="T7"><text:line-break/></text:span><text:span text:style-name="T7">7-Talepler-Yorumlar</text:span><text:span text:style-name="T7"><text:line-break/></text:span><text:span text:style-name="T7">8-Hakkımızda Sayfası</text:span><text:span text:style-name="T7"><text:line-break/></text:span><text:span text:style-name="T7">9-İstatistikler GENEL</text:span><text:span text:style-name="T7"><text:line-break/></text:span><text:span text:style-name="T7">10-Kategoriler Sayfası</text:span><text:span text:style-name="T7"><text:line-break/></text:span><text:span text:style-name="T7">11-</text:span><text:span text:style-name="T7"><text:line-break/></text:span><text:span text:style-name="T7">12-</text:span></text:p>
              </text:list-header>
            </text:list>
          </draw:text-box>
        </draw:frame>
        <presentation:notes draw:style-name="dp3">
          <office:forms form:automatic-focus="false" form:apply-design-mode="false"/>
          <draw:page-thumbnail draw:style-name="gr1" draw:layer="layout" svg:width="19.798cm" svg:height="11.136cm" svg:x="0.6cm" svg:y="2.257cm" draw:page-number="6" presentation:class="page"/>
          <draw:frame presentation:style-name="pr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ff8000" draw:end-color="#158466" draw:start-intensity="100%" draw:end-intensity="100%" draw:angle="30deg" draw:border="0%"/>
    <draw:gradient draw:name="Gradient_20_4" draw:display-name="Gradient 4" draw:style="linear" draw:start-color="#ff6d6d" draw:end-color="#c9211e" draw:start-intensity="100%" draw:end-intensity="100%" draw:angle="30deg" draw:border="0%"/>
    <draw:gradient draw:name="Gradient_20_5" draw:display-name="Gradient 5" draw:style="linear" draw:start-color="#780373" draw:end-color="#c9211e" draw:start-intensity="100%" draw:end-intensity="100%" draw:angle="30deg" draw:border="0%"/>
    <draw:gradient draw:name="Shapes" draw:style="rectangular" draw:cx="50%" draw:cy="50%" draw:start-color="#cccccc" draw:end-color="#ffffff" draw:start-intensity="100%" draw:end-intensity="100%" draw:angle="0deg" draw:border="0%"/>
    <draw:fill-image draw:name="_32_019-01-15-10-41-32-1200x800_25_20_28_1_29_" draw:display-name="2019-01-15-10-41-32-1200x800%20(1)" xlink:href="Pictures/10000000000004B000000320491F6E7CE818F7A0.jpg" xlink:type="simple" xlink:show="embed" xlink:actuate="onLoad"/>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text-properties fo:font-size="15pt"/>
    </style:style>
    <style:style style:name="Standard-outline6" style:family="presentation" style:parent-style-name="Standard-outline5">
      <style:paragraph-properties fo:margin-left="0cm" fo:margin-right="0cm" fo:margin-top="0.075cm" fo:margin-bottom="0cm" fo:text-indent="0cm"/>
      <style:text-properties fo:font-size="15pt"/>
    </style:style>
    <style:style style:name="Standard-outline7" style:family="presentation" style:parent-style-name="Standard-outline6">
      <style:paragraph-properties fo:margin-left="0cm" fo:margin-right="0cm" fo:margin-top="0.075cm" fo:margin-bottom="0cm" fo:text-indent="0cm"/>
      <style:text-properties fo:font-size="15pt"/>
    </style:style>
    <style:style style:name="Standard-outline8" style:family="presentation" style:parent-style-name="Standard-outline7">
      <style:paragraph-properties fo:margin-left="0cm" fo:margin-right="0cm" fo:margin-top="0.075cm" fo:margin-bottom="0cm" fo:text-indent="0cm"/>
      <style:text-properties fo:font-size="15pt"/>
    </style:style>
    <style:style style:name="Standard-outline9" style:family="presentation" style:parent-style-name="Standard-outline8">
      <style:paragraph-properties fo:margin-left="0cm" fo:margin-right="0cm" fo:margin-top="0.075cm" fo:margin-bottom="0cm" fo:text-indent="0cm"/>
      <style:text-properties fo:font-size="15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text-properties fo:font-size="15pt"/>
    </style:style>
    <style:style style:name="Blueprint_20_Plans-4_3a_3-outline6" style:display-name="Blueprint Plans-4:3-outline6" style:family="presentation" style:parent-style-name="Blueprint_20_Plans-4_3a_3-outline5">
      <style:paragraph-properties fo:margin-left="0cm" fo:margin-right="0cm" fo:margin-top="0.1cm" fo:margin-bottom="0cm" fo:text-indent="0cm"/>
      <style:text-properties fo:font-size="15pt"/>
    </style:style>
    <style:style style:name="Blueprint_20_Plans-4_3a_3-outline7" style:display-name="Blueprint Plans-4:3-outline7" style:family="presentation" style:parent-style-name="Blueprint_20_Plans-4_3a_3-outline6">
      <style:paragraph-properties fo:margin-left="0cm" fo:margin-right="0cm" fo:margin-top="0.1cm" fo:margin-bottom="0cm" fo:text-indent="0cm"/>
      <style:text-properties fo:font-size="15pt"/>
    </style:style>
    <style:style style:name="Blueprint_20_Plans-4_3a_3-outline8" style:display-name="Blueprint Plans-4:3-outline8" style:family="presentation" style:parent-style-name="Blueprint_20_Plans-4_3a_3-outline7">
      <style:paragraph-properties fo:margin-left="0cm" fo:margin-right="0cm" fo:margin-top="0.1cm" fo:margin-bottom="0cm" fo:text-indent="0cm"/>
      <style:text-properties fo:font-size="15pt"/>
    </style:style>
    <style:style style:name="Blueprint_20_Plans-4_3a_3-outline9" style:display-name="Blueprint Plans-4:3-outline9" style:family="presentation" style:parent-style-name="Blueprint_20_Plans-4_3a_3-outline8">
      <style:paragraph-properties fo:margin-left="0cm" fo:margin-right="0cm" fo:margin-top="0.1cm" fo:margin-bottom="0cm" fo:text-indent="0cm"/>
      <style:text-properties fo:font-size="15pt"/>
    </style:style>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text-properties fo:font-size="15pt"/>
    </style:style>
    <style:style style:name="Standard-43-outline6" style:family="presentation" style:parent-style-name="Standard-43-outline5">
      <style:paragraph-properties fo:margin-left="0cm" fo:margin-right="0cm" fo:margin-top="0.075cm" fo:margin-bottom="0cm" fo:text-indent="0cm"/>
      <style:text-properties fo:font-size="15pt"/>
    </style:style>
    <style:style style:name="Standard-43-outline7" style:family="presentation" style:parent-style-name="Standard-43-outline6">
      <style:paragraph-properties fo:margin-left="0cm" fo:margin-right="0cm" fo:margin-top="0.075cm" fo:margin-bottom="0cm" fo:text-indent="0cm"/>
      <style:text-properties fo:font-size="15pt"/>
    </style:style>
    <style:style style:name="Standard-43-outline8" style:family="presentation" style:parent-style-name="Standard-43-outline7">
      <style:paragraph-properties fo:margin-left="0cm" fo:margin-right="0cm" fo:margin-top="0.075cm" fo:margin-bottom="0cm" fo:text-indent="0cm"/>
      <style:text-properties fo:font-size="15pt"/>
    </style:style>
    <style:style style:name="Standard-43-outline9" style:family="presentation" style:parent-style-name="Standard-43-outline8">
      <style:paragraph-properties fo:margin-left="0cm" fo:margin-right="0cm" fo:margin-top="0.075cm" fo:margin-bottom="0cm" fo:text-indent="0cm"/>
      <style:text-properties fo:font-size="15pt"/>
    </style:style>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loext:color-lum-mod="100%" loext:color-lum-off="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loext:color-lum-mod="100%" loext:color-lum-off="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loext:color-lum-mod="100%" loext:color-lum-off="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office:forms form:automatic-focus="false" form:apply-design-mode="fals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office:forms form:automatic-focus="false" form:apply-design-mode="false"/>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0-25T18:12:33.188000000</meta:creation-date>
    <meta:editing-duration>PT3H9M25S</meta:editing-duration>
    <meta:editing-cycles>6</meta:editing-cycles>
    <meta:generator>LibreOffice/7.4.2.3$Windows_X86_64 LibreOffice_project/382eef1f22670f7f4118c8c2dd222ec7ad009daf</meta:generator>
    <dc:title>Blueprint Plans</dc:title>
    <dc:date>2022-10-26T10:10:27.182000000</dc:date>
    <meta:document-statistic meta:object-count="87"/>
  </office:meta>
</office:document-meta>
</file>